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ТИТУЛЬНИК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Теория зарядовой модели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Теория зарядовой модели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роблема одномерности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роблема одномерности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Уравнения Максвелла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отенциалы Лиенара-Вихерта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Итоговые формулы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Итоговые формулы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Конечно-разностный метод во временной области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5.209cm" svg:x="1.4cm" svg:y="-0.014cm" presentation:class="title" presentation:user-transformed="true">
          <draw:text-box>
            <text:p>Сравнение исчисленных данных полученных импульсным методом и методом конечных разностей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Конец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8T10:44:12.713096962</meta:creation-date>
    <dc:date>2020-06-18T10:53:17.860755799</dc:date>
    <meta:editing-duration>PT9M5S</meta:editing-duration>
    <meta:editing-cycles>1</meta:editing-cycles>
    <meta:document-statistic meta:object-count="69"/>
    <meta:generator>LibreOffice/5.1.6.2$Linux_X86_64 LibreOffice_project/10m0$Build-2</meta:generator>
  </office:meta>
</office:document-meta>
</file>